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c484"/>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17c484"/>
    </style:style>
    <style:style style:name="P4" style:family="paragraph" style:parent-style-name="Text_20_body">
      <style:paragraph-properties fo:margin-top="0cm" fo:margin-bottom="0cm" loext:contextual-spacing="false"/>
      <style:text-properties fo:font-size="12pt" officeooo:rsid="0017c484" officeooo:paragraph-rsid="0017c484" style:font-size-asian="10.5pt" style:font-size-complex="12pt"/>
    </style:style>
    <style:style style:name="P5" style:family="paragraph" style:parent-style-name="Text_20_body">
      <style:paragraph-properties fo:margin-top="0cm" fo:margin-bottom="0cm" loext:contextual-spacing="false"/>
      <style:text-properties fo:font-size="12pt" officeooo:rsid="00199774" officeooo:paragraph-rsid="00199774" style:font-size-asian="10.5pt" style:font-size-complex="12pt"/>
    </style:style>
    <style:style style:name="P6" style:family="paragraph" style:parent-style-name="Text_20_body">
      <style:paragraph-properties fo:margin-top="0cm" fo:margin-bottom="0cm" loext:contextual-spacing="false"/>
      <style:text-properties fo:font-size="12pt" fo:font-weight="normal" officeooo:rsid="00199774" officeooo:paragraph-rsid="00199774" style:font-size-asian="10.5pt" style:font-weight-asian="normal" style:font-size-complex="12pt" style:font-weight-complex="normal"/>
    </style:style>
    <style:style style:name="P7" style:family="paragraph" style:parent-style-name="Text_20_body">
      <style:paragraph-properties fo:margin-top="0cm" fo:margin-bottom="0cm" loext:contextual-spacing="false"/>
      <style:text-properties officeooo:paragraph-rsid="00199774"/>
    </style:style>
    <style:style style:name="P8" style:family="paragraph" style:parent-style-name="Text_20_body">
      <style:paragraph-properties fo:margin-top="0cm" fo:margin-bottom="0cm" loext:contextual-spacing="false"/>
      <style:text-properties officeooo:paragraph-rsid="001bfe5c"/>
    </style:style>
    <style:style style:name="P9" style:family="paragraph" style:parent-style-name="Text_20_body">
      <style:paragraph-properties fo:margin-top="0cm" fo:margin-bottom="0cm" loext:contextual-spacing="false"/>
      <style:text-properties officeooo:rsid="0021888e" officeooo:paragraph-rsid="0021888e"/>
    </style:style>
    <style:style style:name="P10" style:family="paragraph" style:parent-style-name="Text_20_body">
      <style:paragraph-properties fo:margin-top="0cm" fo:margin-bottom="0cm" loext:contextual-spacing="false"/>
      <style:text-properties officeooo:paragraph-rsid="00219a56"/>
    </style:style>
    <style:style style:name="P11" style:family="paragraph" style:parent-style-name="Text_20_body">
      <style:paragraph-properties fo:margin-top="0cm" fo:margin-bottom="0cm" loext:contextual-spacing="false"/>
      <style:text-properties fo:font-weight="normal" officeooo:paragraph-rsid="0017c484" style:font-weight-asian="normal" style:font-weight-complex="normal"/>
    </style:style>
    <style:style style:name="P12" style:family="paragraph" style:parent-style-name="Text_20_body">
      <style:paragraph-properties fo:margin-top="0cm" fo:margin-bottom="0cm" loext:contextual-spacing="false"/>
      <style:text-properties fo:font-weight="normal" officeooo:paragraph-rsid="00199774" style:font-weight-asian="normal" style:font-weight-complex="normal"/>
    </style:style>
    <style:style style:name="P13" style:family="paragraph" style:parent-style-name="Text_20_body">
      <style:paragraph-properties fo:margin-top="0cm" fo:margin-bottom="0cm" loext:contextual-spacing="false"/>
      <style:text-properties fo:font-weight="normal" officeooo:rsid="001bfe5c" style:font-weight-asian="normal" style:font-weight-complex="normal"/>
    </style:style>
    <style:style style:name="P14" style:family="paragraph" style:parent-style-name="Text_20_body">
      <style:paragraph-properties fo:margin-top="0cm" fo:margin-bottom="0cm" loext:contextual-spacing="false"/>
      <style:text-properties fo:font-weight="normal" officeooo:rsid="001bfe5c" officeooo:paragraph-rsid="001bfe5c" style:font-weight-asian="normal" style:font-weight-complex="normal"/>
    </style:style>
    <style:style style:name="P15" style:family="paragraph" style:parent-style-name="Text_20_body">
      <style:paragraph-properties fo:margin-top="0cm" fo:margin-bottom="0cm" loext:contextual-spacing="false"/>
      <style:text-properties fo:font-weight="normal" officeooo:paragraph-rsid="00219a56" style:font-weight-asian="normal" style:font-weight-complex="normal"/>
    </style:style>
    <style:style style:name="P16" style:family="paragraph" style:parent-style-name="Heading_20_3">
      <style:paragraph-properties fo:margin-top="0cm" fo:margin-bottom="0cm" loext:contextual-spacing="false"/>
      <style:text-properties fo:font-weight="normal" style:font-weight-asian="normal" style:font-weight-complex="normal"/>
    </style:style>
    <style:style style:name="T1" style:family="text">
      <style:text-properties officeooo:rsid="0017c484"/>
    </style:style>
    <style:style style:name="T2" style:family="text">
      <style:text-properties fo:font-weight="bold"/>
    </style:style>
    <style:style style:name="T3" style:family="text">
      <style:text-properties fo:font-weight="bol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99774" style:font-weight-asian="bold" style:font-weight-complex="bold"/>
    </style:style>
    <style:style style:name="T6" style:family="text">
      <style:text-properties fo:font-weight="bold" officeooo:rsid="002352f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7c484" style:font-weight-asian="normal" style:font-weight-complex="normal"/>
    </style:style>
    <style:style style:name="T9" style:family="text">
      <style:text-properties fo:font-weight="normal" officeooo:rsid="00199774" style:font-weight-asian="normal" style:font-weight-complex="normal"/>
    </style:style>
    <style:style style:name="T10" style:family="text">
      <style:text-properties fo:font-weight="normal" officeooo:rsid="001bfe5c" style:font-weight-asian="normal" style:font-weight-complex="normal"/>
    </style:style>
    <style:style style:name="T11" style:family="text">
      <style:text-properties fo:font-weight="normal" officeooo:rsid="00219a56" style:font-weight-asian="normal" style:font-weight-complex="normal"/>
    </style:style>
    <style:style style:name="T12" style:family="text">
      <style:text-properties fo:font-size="12pt" fo:font-weight="normal" officeooo:rsid="00199774" style:font-size-asian="10.5pt" style:font-weight-asian="normal" style:font-size-complex="12pt" style:font-weight-complex="normal"/>
    </style:style>
    <style:style style:name="T13" style:family="text">
      <style:text-properties officeooo:rsid="002352f8"/>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2352f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5">Device Driver FAQ</text:span></text:p>
      <text:p text:style-name="Standard"/>
      <text:p text:style-name="Standard"><text:a xlink:type="simple" xlink:href="http://www.tutorialsdaddy.com/courses/linux-kernel-drivers-interview-questions-and-answers/" office:target-frame-name="_blank" xlink:show="new" text:style-name="Internet_20_link" text:visited-style-name="Visited_20_Internet_20_Link">1) What is device driver and what is the need of it.</text:a></text:p>
      <text:p text:style-name="P1"><text:span text:style-name="T1">Ans : </text:span>A device driver is a program that controls a particular type of device that is attached to your computer. There are device driver<text:span text:style-name="T2">s</text:span> for printers, displays, CD-ROM readers, diskette drives, and so on. When you buy an operating system, many device drivers are built into the product.</text:p>
      <text:p text:style-name="P1"/>
      <text:p text:style-name="P1"><text:a xlink:type="simple" xlink:href="http://www.tutorialsdaddy.com/courses/linux-kernel-drivers-interview-questions-and-answers/" office:target-frame-name="_blank" xlink:show="new" text:style-name="Internet_20_link" text:visited-style-name="Visited_20_Internet_20_Link">2) what are different kind of devices.</text:a></text:p>
      <text:p text:style-name="P1"><text:span text:style-name="T1">Ans : </text:span>There are many different peripheral devices, but they fall into three general categories: Input devices, such as a mouse and a keyboard. Output devices, such as a monitor and a printer. Storage devices, such as a <text:span text:style-name="T2">hard</text:span> drive or flash drive.</text:p>
      <text:p text:style-name="P1"/>
      <text:p text:style-name="P1"><text:a xlink:type="simple" xlink:href="http://www.tutorialsdaddy.com/courses/linux-kernel-drivers-interview-questions-and-answers/" office:target-frame-name="_blank" xlink:show="new" text:style-name="Internet_20_link" text:visited-style-name="Visited_20_Internet_20_Link">3) what is module in linux.</text:a></text:p>
      <text:p text:style-name="P1"><text:span text:style-name="T1">Ans :</text:span>Kernel <text:span text:style-name="T2">modules</text:span> are pieces of code that can be loaded and unloaded into the kernel upon demand. They extend the functionality of the kernel without the need to reboot the system. </text:p>
      <text:p text:style-name="P1"/>
      <text:h text:style-name="P16" text:outline-level="3"><text:span text:style-name="T1">#</text:span>Where are Linux modules located?</text:h>
      <text:p text:style-name="P3"><text:span text:style-name="T8">Ans :</text:span><text:span text:style-name="T7">Loadable kernel </text:span><text:span text:style-name="T3">modules</text:span><text:span text:style-name="T7"> in </text:span><text:span text:style-name="T3">Linux</text:span><text:span text:style-name="T7"> are loaded (and unloaded) by the modprobe command. They are </text:span><text:span text:style-name="T3">located</text:span><text:span text:style-name="T7"> in /lib/</text:span><text:span text:style-name="T3">modules</text:span><text:span text:style-name="T7"> and have had the extension .ko ("kernel object") since version 2.6 (previous versions used the .o extension).</text:span></text:p>
      <text:p text:style-name="P11"/>
      <text:p text:style-name="P3"><text:a xlink:type="simple" xlink:href="http://www.tutorialsdaddy.com/courses/linux-kernel-drivers-interview-questions-and-answers/" office:target-frame-name="_blank" xlink:show="new" text:style-name="Internet_20_link" text:visited-style-name="Visited_20_Internet_20_Link"><text:span text:style-name="T8">4) how mudules are loaded in linux.</text:span></text:a></text:p>
      <text:p text:style-name="P4"><text:span text:style-name="T7">Ans : </text:span><text:span text:style-name="T9">we <text:s/>can load module into linux using </text:span><text:span text:style-name="T5">insmod </text:span><text:span text:style-name="T9">command ,we can also use </text:span><text:span text:style-name="T5">modprobe </text:span><text:span text:style-name="T9">for the same.</text:span></text:p>
      <text:p text:style-name="P6">Ex: sudo insmod module.ko</text:p>
      <text:p text:style-name="P6"/>
      <text:p text:style-name="P5"><text:a xlink:type="simple" xlink:href="http://www.tutorialsdaddy.com/courses/linux-kernel-drivers-interview-questions-and-answers/" office:target-frame-name="_blank" xlink:show="new" text:style-name="Internet_20_link" text:visited-style-name="Visited_20_Internet_20_Link"><text:span text:style-name="T7">5) difference between insmod and modprobe.</text:span></text:a></text:p>
      <text:p text:style-name="P7"><text:span text:style-name="T12">Ans :</text:span><text:span text:style-name="T3">insmod</text:span><text:span text:style-name="T7"> on the other hand accepts paths to files. The module does not have to reside in /lib/modules/$(uname -r) , but dependencies are not automatically loaded. This is the lower program used by </text:span><text:span text:style-name="T3">modprobe</text:span><text:span text:style-name="T7"> to load modules. ... </text:span><text:span text:style-name="T3">modprobe</text:span><text:span text:style-name="T7"> is an intelligent command, it looks for dependencies while loading a module.</text:span></text:p>
      <text:p text:style-name="P12"/>
      <text:p text:style-name="P7"><text:a xlink:type="simple" xlink:href="http://www.tutorialsdaddy.com/courses/linux-kernel-drivers-interview-questions-and-answers/" office:target-frame-name="_blank" xlink:show="new" text:style-name="Internet_20_link" text:visited-style-name="Visited_20_Internet_20_Link"><text:span text:style-name="T7">6) how parameters are shared between driver modules.</text:span></text:a></text:p>
      <text:p text:style-name="P14">Ans :</text:p>
      <text:p text:style-name="P7"><text:a xlink:type="simple" xlink:href="http://www.tutorialsdaddy.com/courses/linux-kernel-drivers-interview-questions-and-answers/" office:target-frame-name="_blank" xlink:show="new" text:style-name="Internet_20_link" text:visited-style-name="Visited_20_Internet_20_Link"><text:span text:style-name="T7">7) what are IOCTLS.</text:span></text:a></text:p>
      <text:p text:style-name="P8"><text:span text:style-name="T10">Ans : </text:span><text:span text:style-name="T7">IOCTL is referred as Input and Output Control, which is used to talking to device drivers. This system call, available in most driver categories.  The major use of this is in case of handling some specific operations of a device for which the kernel does not have a system call by default.</text:span></text:p>
      <text:p text:style-name="P14">Some real time applications of ioctl is Ejecting the media from a “cd” drive, to change the Baud Rate of Serial port, Adjust the Volume, Reading or Writing device registers, etc. We already have write and read function in our device driver. But it is not enough for all cases.</text:p>
      <text:p text:style-name="P2"><text:a xlink:type="simple" xlink:href="http://www.tutorialsdaddy.com/courses/linux-kernel-drivers-interview-questions-and-answers/" office:target-frame-name="_blank" xlink:show="new" text:style-name="Internet_20_link" text:visited-style-name="Visited_20_Internet_20_Link"><text:span text:style-name="T10"/></text:a></text:p>
      <text:p text:style-name="P2"><text:a xlink:type="simple" xlink:href="http://www.tutorialsdaddy.com/courses/linux-kernel-drivers-interview-questions-and-answers/" office:target-frame-name="_blank" xlink:show="new" text:style-name="Internet_20_link" text:visited-style-name="Visited_20_Internet_20_Link"><text:span text:style-name="T10">8) what is syscalls.</text:span></text:a></text:p>
      <text:p text:style-name="P9"><text:span text:style-name="T10">A</text:span><text:span text:style-name="T7">ns : </text:span></text:p>
      <text:p text:style-name="P13"/>
      <text:p text:style-name="P2"><text:a xlink:type="simple" xlink:href="http://www.tutorialsdaddy.com/courses/linux-kernel-drivers-interview-questions-and-answers/" office:target-frame-name="_blank" xlink:show="new" text:style-name="Internet_20_link" text:visited-style-name="Visited_20_Internet_20_Link"><text:span text:style-name="T10"/></text:a></text:p>
      <text:p text:style-name="P2"><text:soft-page-break/><text:a xlink:type="simple" xlink:href="http://www.tutorialsdaddy.com/courses/linux-kernel-drivers-interview-questions-and-answers/" office:target-frame-name="_blank" xlink:show="new" text:style-name="Internet_20_link" text:visited-style-name="Visited_20_Internet_20_Link"><text:span text:style-name="T10"/></text:a></text:p>
      <text:p text:style-name="P2"><text:a xlink:type="simple" xlink:href="http://www.tutorialsdaddy.com/courses/linux-kernel-drivers-interview-questions-and-answers/" office:target-frame-name="_blank" xlink:show="new" text:style-name="Internet_20_link" text:visited-style-name="Visited_20_Internet_20_Link"><text:span text:style-name="T10"/></text:a></text:p>
      <text:p text:style-name="P2"><text:a xlink:type="simple" xlink:href="http://www.tutorialsdaddy.com/courses/linux-kernel-drivers-interview-questions-and-answers/" office:target-frame-name="_blank" xlink:show="new" text:style-name="Internet_20_link" text:visited-style-name="Visited_20_Internet_20_Link"><text:span text:style-name="T10">9) what are the benefits of syscalls.</text:span></text:a></text:p>
      <text:p text:style-name="P10"><text:bookmark text:name="ezoic-pub-ad-placeholder-120"/><text:bookmark text:name="div-gpt-ad-embetronicx_com-medrectangle-4-0"/><text:span text:style-name="T10">A</text:span><text:span text:style-name="T11">ns : </text:span><text:span text:style-name="T7">The </text:span><text:span text:style-name="T3">system call</text:span><text:span text:style-name="T7"> is a technique of calling the system in such a way that computer program requests a service from the kernel of the operating system. The system can only provide the services if we call the system with a </text:span><text:span text:style-name="T3">system call</text:span><text:span text:style-name="T7">.</text:span></text:p>
      <text:p text:style-name="P15"/>
      <text:p text:style-name="P10"><text:a xlink:type="simple" xlink:href="http://www.tutorialsdaddy.com/linux-kernel-driver-interview-preperation/" office:target-frame-name="_blank" xlink:show="new" text:style-name="Internet_20_link" text:visited-style-name="Visited_20_Internet_20_Link"><text:span text:style-name="T7">13) what is zombie proces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0:24:45.602381493</meta:creation-date>
    <dc:date>2019-03-18T10:29:18.703700885</dc:date>
    <meta:editing-duration>PT49M24S</meta:editing-duration>
    <meta:editing-cycles>4</meta:editing-cycles>
    <meta:generator>LibreOffice/5.1.6.2$Linux_X86_64 LibreOffice_project/10m0$Build-2</meta:generator>
    <meta:document-statistic meta:table-count="0" meta:image-count="0" meta:object-count="0" meta:page-count="2" meta:paragraph-count="24" meta:word-count="462" meta:character-count="2605" meta:non-whitespace-character-count="2158"/>
  </office:meta>
</office:document-meta>
</file>